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4.208cm" svg:height="1.906cm" svg:x="6.025cm" svg:y="2.607cm"><text:p text:style-name="P2">Diretor de Manutenção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style-name="gr2" draw:text-style-name="P2" svg:x1="8.036cm" svg:y1="0.131cm" svg:x2="8.036cm" svg:y2="1.427cm"><text:p/></draw:line></text:p>
      <text:p text:style-name="Standard"><draw:rect text:anchor-type="paragraph" draw:z-index="22" draw:style-name="gr1" draw:text-style-name="P2" svg:width="3.811cm" svg:height="1.377cm" svg:x="1.501cm" svg:y="9.698cm"><text:p text:style-name="P2">Bolsista</text:p></draw:rect><draw:line text:anchor-type="paragraph" draw:z-index="21" draw:style-name="gr2" draw:text-style-name="P2" svg:x1="10.92cm" svg:y1="8.11cm" svg:x2="10.92cm" svg:y2="9.671cm"><text:p/></draw:line><draw:line text:anchor-type="paragraph" draw:z-index="20" draw:style-name="gr2" draw:text-style-name="P2" svg:x1="3.459cm" svg:y1="8.11cm" svg:x2="3.459cm" svg:y2="9.83cm"><text:p/></draw:line><draw:line text:anchor-type="paragraph" draw:z-index="19" draw:style-name="gr2" draw:text-style-name="P2" svg:x1="15.312cm" svg:y1="6.602cm" svg:x2="15.259cm" svg:y2="8.11cm"><text:p/></draw:line><draw:line text:anchor-type="paragraph" draw:z-index="18" draw:style-name="gr2" draw:text-style-name="P2" svg:x1="11.979cm" svg:y1="6.655cm" svg:x2="11.979cm" svg:y2="8.084cm"><text:p/></draw:line><draw:line text:anchor-type="paragraph" draw:z-index="17" draw:style-name="gr2" draw:text-style-name="P2" svg:x1="8.486cm" svg:y1="6.655cm" svg:x2="8.512cm" svg:y2="8.084cm"><text:p/></draw:line><draw:line text:anchor-type="paragraph" draw:z-index="16" draw:style-name="gr2" draw:text-style-name="P2" svg:x1="5.205cm" svg:y1="6.602cm" svg:x2="5.205cm" svg:y2="8.11cm"><text:p/></draw:line><draw:line text:anchor-type="paragraph" draw:z-index="15" draw:style-name="gr2" draw:text-style-name="P2" svg:x1="1.607cm" svg:y1="6.549cm" svg:x2="1.633cm" svg:y2="8.084cm"><text:p/></draw:line><draw:line text:anchor-type="paragraph" draw:z-index="14" draw:style-name="gr2" draw:text-style-name="P2" svg:x1="1.475cm" svg:y1="8.11cm" svg:x2="15.471cm" svg:y2="8.084cm"><text:p/></draw:line><draw:line text:anchor-type="paragraph" draw:z-index="13" draw:style-name="gr2" draw:text-style-name="P2" svg:x1="1.448cm" svg:y1="3.639cm" svg:x2="1.448cm" svg:y2="4.644cm"><text:p/></draw:line><draw:line text:anchor-type="paragraph" draw:z-index="12" draw:style-name="gr2" draw:text-style-name="P2" svg:x1="5.232cm" svg:y1="3.639cm" svg:x2="5.179cm" svg:y2="4.697cm"><text:p/></draw:line><draw:line text:anchor-type="paragraph" draw:z-index="11" draw:style-name="gr2" draw:text-style-name="P2" svg:x1="11.793cm" svg:y1="3.639cm" svg:x2="11.846cm" svg:y2="4.75cm"><text:p/></draw:line><draw:line text:anchor-type="paragraph" draw:z-index="10" draw:style-name="gr2" draw:text-style-name="P2" svg:x1="14.757cm" svg:y1="3.639cm" svg:x2="14.783cm" svg:y2="4.697cm"><text:p/></draw:line><draw:line text:anchor-type="paragraph" draw:z-index="9" draw:style-name="gr2" draw:text-style-name="P2" svg:x1="1.448cm" svg:y1="3.639cm" svg:x2="14.968cm" svg:y2="3.639cm"><text:p/></draw:line><draw:line text:anchor-type="paragraph" draw:z-index="8" draw:style-name="gr2" draw:text-style-name="P2" svg:x1="8.063cm" svg:y1="2.845cm" svg:x2="8.063cm" svg:y2="4.75cm"><text:p/></draw:line><draw:rect text:anchor-type="paragraph" draw:z-index="6" draw:style-name="gr1" draw:text-style-name="P2" svg:width="2.938cm" svg:height="1.906cm" svg:x="13.831cm" svg:y="4.697cm"><text:p text:style-name="P2">Funcionário 5</text:p><text:p text:style-name="P2">(cedido para </text:p><text:p text:style-name="P2">Eletrotécnica)</text:p></draw:rect><draw:rect text:anchor-type="paragraph" draw:z-index="5" draw:style-name="gr1" draw:text-style-name="P2" svg:width="2.938cm" svg:height="1.906cm" svg:x="10.444cm" svg:y="4.75cm"><text:p text:style-name="P2">Funcionário 4</text:p><text:p text:style-name="P2">(cedido para </text:p><text:p text:style-name="P2">Automação)</text:p></draw:rect><draw:rect text:anchor-type="paragraph" draw:z-index="4" draw:style-name="gr1" draw:text-style-name="P2" svg:width="2.938cm" svg:height="1.906cm" svg:x="6.978cm" svg:y="4.75cm"><text:p text:style-name="P2">Funcionário 3</text:p><text:p text:style-name="P2">(processo de </text:p><text:p text:style-name="P2">aposentadoria)</text:p></draw:rect><draw:rect text:anchor-type="paragraph" draw:z-index="3" draw:style-name="gr1" draw:text-style-name="P2" svg:width="2.938cm" svg:height="1.906cm" svg:x="3.618cm" svg:y="4.697cm"><text:p text:style-name="P2">Funcionário 2</text:p><text:p text:style-name="P2">(processo de </text:p><text:p text:style-name="P2">aposentadoria)</text:p></draw:rect><draw:rect text:anchor-type="paragraph" draw:z-index="2" draw:style-name="gr1" draw:text-style-name="P2" svg:width="4.208cm" svg:height="1.906cm" svg:x="5.973cm" svg:y="0.94cm"><text:p text:style-name="P2">Coordenador de </text:p><text:p text:style-name="P2">Manutenção</text:p><text:p text:style-name="P2"/></draw:rect><draw:rect text:anchor-type="paragraph" draw:z-index="1" draw:style-name="gr1" draw:text-style-name="P2" svg:width="2.832cm" svg:height="1.906cm" svg:x="0.178cm" svg:y="4.644cm"><text:p text:style-name="P2">Funcionário 1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3" draw:style-name="gr1" draw:text-style-name="P3" svg:width="9.473cm" svg:height="1.191cm" svg:x="6.131cm" svg:y="0.014cm"><text:p text:style-name="P3">Força de trabalho terceirizada</text:p></draw:rect></text:p>
      <text:p text:style-name="Standard"/>
      <text:p text:style-name="Standard"/>
      <text:p text:style-name="Standard"/>
      <text:p text:style-name="Standard"/>
      <text:p text:style-name="Standard"/>
      <text:list xml:id="list1080858610" text:style-name="L1">
        <text:list-item>
          <text:list>
            <text:list-item>
              <text:p text:style-name="P1">Diretor de Manutenção : Bartolomeu</text:p>
            </text:list-item>
            <text:list-item>
              <text:p text:style-name="P1">Coordenador de Manutenção : Tarcísio</text:p>
            </text:list-item>
            <text:list-item>
              <text:p text:style-name="P1">Funcionário 1 : Osório</text:p>
            </text:list-item>
            <text:list-item>
              <text:p text:style-name="P1">Funcionário 2 : Ronaldo (em processo de aposentadoria)</text:p>
            </text:list-item>
            <text:list-item>
              <text:p text:style-name="P1">Funcionário 3 : Fernando (em processo de aposentadoria)</text:p>
            </text:list-item>
            <text:list-item>
              <text:p text:style-name="P1">Funcionário 4 : Jorge (cedido para a Coordenação do curso de <text:s/>Automação)</text:p>
            </text:list-item>
            <text:list-item>
              <text:p text:style-name="P1">Funcionário 5 : Marco Antônio (cedido para a Coordenação do curso de Eletrotécnica)</text:p>
            </text:list-item>
            <text:list-item>
              <text:p text:style-name="P1">Bolsista : Vanusa</text:p>
            </text:list-item>
            <text:list-item>
              <text:p text:style-name="P1">Força de trabalho terceirizada : <text:s/>É dividida em dois grupos : A equipe de Refrigeração,</text:p>
            </text:list-item>
          </text:list>
        </text:list-item>
      </text:list>
      <text:p text:style-name="Standard"><text:tab/><text:tab/>formada por 4 funcionários e a equipe de Manutenção Predial formada por 12 <text:tab/><text:tab/><text:tab/>funcionário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ellipse text:anchor-type="paragraph" draw:z-index="24" draw:style-name="gr3" draw:text-style-name="P2" svg:width="0.662cm" svg:height="0.636cm" svg:x="2.163cm" svg:y="0.356cm"><text:p/></draw:ellipse><draw:ellipse text:anchor-type="paragraph" draw:z-index="41" draw:style-name="gr5" draw:text-style-name="P2" svg:width="3.414cm" svg:height="1.43cm" svg:x="5.787cm" svg:y="0.33cm"><text:p text:style-name="P2">Solicitar Ordem</text:p></draw:ellipse></text:p>
      <text:p text:style-name="Standard"/>
      <text:p text:style-name="Standard"><draw:line text:anchor-type="paragraph" draw:z-index="25" draw:style-name="gr4" draw:text-style-name="P2" svg:x1="2.506cm" svg:y1="0.018cm" svg:x2="2.506cm" svg:y2="0.997cm"><text:p/></draw:line><draw:line text:anchor-type="paragraph" draw:z-index="28" draw:style-name="gr4" draw:text-style-name="P2" svg:x1="2.506cm" svg:y1="0.018cm" svg:x2="2.903cm" svg:y2="0.521cm"><text:p/></draw:line><draw:line text:anchor-type="paragraph" draw:z-index="29" draw:style-name="gr4" draw:text-style-name="P2" svg:x1="2.507cm" svg:y1="0.018cm" svg:x2="2.189cm" svg:y2="0.494cm"><text:p/></draw:line><draw:line text:anchor-type="paragraph" draw:z-index="49" draw:style-name="gr4" draw:text-style-name="P2" svg:x1="5.788cm" svg:y1="0.018cm" svg:x2="3.327cm" svg:y2="0.097cm"><text:p/></draw:line></text:p>
      <text:p text:style-name="Standard"><draw:line text:anchor-type="paragraph" draw:z-index="27" draw:style-name="gr4" draw:text-style-name="P2" svg:x1="2.506cm" svg:y1="0.377cm" svg:x2="2.824cm" svg:y2="1.012cm"><text:p/></draw:line><draw:line text:anchor-type="paragraph" draw:z-index="26" draw:style-name="gr4" draw:text-style-name="P2" svg:x1="2.507cm" svg:y1="0.377cm" svg:x2="2.163cm" svg:y2="1.144cm"><text:p/></draw:line></text:p>
      <text:p text:style-name="Standard"><draw:ellipse text:anchor-type="paragraph" draw:z-index="44" draw:style-name="gr5" draw:text-style-name="P2" svg:width="3.811cm" svg:height="2.483cm" svg:x="11.846cm" svg:y="0.266cm"><text:p text:style-name="P2">Encaminhar Ordem </text:p><text:p text:style-name="P2">para aprovação</text:p></draw:ellipse></text:p>
      <text:p text:style-name="Standard"><draw:ellipse text:anchor-type="paragraph" draw:z-index="42" draw:style-name="gr5" draw:text-style-name="P2" svg:width="3.07cm" svg:height="1.906cm" svg:x="5.602cm" svg:y="0.171cm"><text:p text:style-name="P2">Gerar Ordem</text:p></draw:ellipse></text:p>
      <text:p text:style-name="Standard"><text:tab/>Solicitante</text:p>
      <text:p text:style-name="Standard"><draw:line text:anchor-type="paragraph" draw:z-index="46" draw:style-name="gr4" draw:text-style-name="P2" svg:x1="5.602cm" svg:y1="0.256cm" svg:x2="3.327cm" svg:y2="1.896cm"><text:p/></draw:line><draw:line text:anchor-type="paragraph" draw:z-index="47" draw:style-name="gr4" draw:text-style-name="P2" svg:x1="11.688cm" svg:y1="0.15cm" svg:x2="8.513cm" svg:y2="0.15cm"><text:p/></draw:line></text:p>
      <text:p text:style-name="Standard"/>
      <text:p text:style-name="Standard"><draw:ellipse text:anchor-type="paragraph" draw:z-index="30" draw:style-name="gr3" draw:text-style-name="P2" svg:width="0.662cm" svg:height="0.636cm" svg:x="2.163cm" svg:y="0.356cm"><text:p/></draw:ellipse></text:p>
      <text:p text:style-name="Standard"/>
      <text:p text:style-name="Standard"><draw:line text:anchor-type="paragraph" draw:z-index="31" draw:style-name="gr4" draw:text-style-name="P2" svg:x1="2.506cm" svg:y1="0.018cm" svg:x2="2.506cm" svg:y2="0.997cm"><text:p/></draw:line><draw:line text:anchor-type="paragraph" draw:z-index="34" draw:style-name="gr4" draw:text-style-name="P2" svg:x1="2.506cm" svg:y1="0.018cm" svg:x2="2.903cm" svg:y2="0.521cm"><text:p/></draw:line><draw:line text:anchor-type="paragraph" draw:z-index="35" draw:style-name="gr4" draw:text-style-name="P2" svg:x1="2.507cm" svg:y1="0.018cm" svg:x2="2.189cm" svg:y2="0.494cm"><text:p/></draw:line></text:p>
      <text:p text:style-name="Standard"><draw:line text:anchor-type="paragraph" draw:z-index="32" draw:style-name="gr4" draw:text-style-name="P2" svg:x1="2.507cm" svg:y1="0.377cm" svg:x2="2.163cm" svg:y2="1.144cm"><text:p/></draw:line><draw:line text:anchor-type="paragraph" draw:z-index="33" draw:style-name="gr4" draw:text-style-name="P2" svg:x1="2.506cm" svg:y1="0.377cm" svg:x2="2.824cm" svg:y2="1.012cm"><text:p/></draw:line></text:p>
      <text:p text:style-name="Standard"/>
      <text:p text:style-name="Standard"><draw:line text:anchor-type="paragraph" draw:z-index="48" draw:style-name="gr4" draw:text-style-name="P2" svg:x1="4.861cm" svg:y1="2.086cm" svg:x2="3.062cm" svg:y2="0.446cm"><text:p/></draw:line></text:p>
      <text:p text:style-name="Standard"><draw:ellipse text:anchor-type="paragraph" draw:z-index="43" draw:style-name="gr5" draw:text-style-name="P2" svg:width="5.742cm" svg:height="2.885cm" svg:x="4.994cm" svg:y="0.436cm"><text:p text:style-name="P2">Encaminhar ordem aprovada</text:p><text:p text:style-name="P2"><text:s/>para execução </text:p></draw:ellipse><text:tab/>Bolsista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52" draw:style-name="gr5" draw:text-style-name="P2" svg:width="4.287cm" svg:height="2.038cm" svg:x="10.603cm" svg:y="0.277cm"><text:p text:style-name="P2">Encaminhar ordem </text:p><text:p text:style-name="P2">aprovada para bolsista</text:p></draw:ellipse></text:p>
      <text:p text:style-name="Standard"><draw:ellipse text:anchor-type="paragraph" draw:z-index="50" draw:style-name="gr5" draw:text-style-name="P2" svg:width="3.97cm" svg:height="1.562cm" svg:x="4.861cm" svg:y="0.266cm"><text:p text:style-name="P2">Aprovar Ordem</text:p></draw:ellipse></text:p>
      <text:p text:style-name="Standard"><draw:ellipse text:anchor-type="paragraph" draw:z-index="45" draw:style-name="gr3" draw:text-style-name="P2" svg:width="0.662cm" svg:height="0.636cm" svg:x="2.163cm" svg:y="0.356cm"><text:p/></draw:ellipse><draw:line text:anchor-type="paragraph" draw:z-index="55" draw:style-name="gr4" draw:text-style-name="P2" svg:x1="8.83cm" svg:y1="0.441cm" svg:x2="10.603cm" svg:y2="0.256cm"><text:p/></draw:line><text:tab/><text:tab/></text:p>
      <text:p text:style-name="Standard"><draw:line text:anchor-type="paragraph" draw:z-index="53" draw:style-name="gr4" draw:text-style-name="P2" svg:x1="3.671cm" svg:y1="0.801cm" svg:x2="4.862cm" svg:y2="0.245cm"><text:p/></draw:line><text:tab/><text:tab/><text:tab/></text:p>
      <text:p text:style-name="Standard"><draw:line text:anchor-type="paragraph" draw:z-index="36" draw:style-name="gr4" draw:text-style-name="P2" svg:x1="2.506cm" svg:y1="0.018cm" svg:x2="2.506cm" svg:y2="0.997cm"><text:p/></draw:line><draw:line text:anchor-type="paragraph" draw:z-index="39" draw:style-name="gr4" draw:text-style-name="P2" svg:x1="2.506cm" svg:y1="0.018cm" svg:x2="2.903cm" svg:y2="0.521cm"><text:p/></draw:line><draw:line text:anchor-type="paragraph" draw:z-index="40" draw:style-name="gr4" draw:text-style-name="P2" svg:x1="2.507cm" svg:y1="0.018cm" svg:x2="2.189cm" svg:y2="0.494cm"><text:p/></draw:line></text:p>
      <text:p text:style-name="Standard"><draw:line text:anchor-type="paragraph" draw:z-index="37" draw:style-name="gr4" draw:text-style-name="P2" svg:x1="2.507cm" svg:y1="0.377cm" svg:x2="2.163cm" svg:y2="1.144cm"><text:p/></draw:line><draw:line text:anchor-type="paragraph" draw:z-index="38" draw:style-name="gr4" draw:text-style-name="P2" svg:x1="2.506cm" svg:y1="0.377cm" svg:x2="2.824cm" svg:y2="1.012cm"><text:p/></draw:line></text:p>
      <text:p text:style-name="Standard"/>
      <text:p text:style-name="Standard"><draw:line text:anchor-type="paragraph" draw:z-index="54" draw:style-name="gr4" draw:text-style-name="P2" svg:x1="3.75cm" svg:y1="0.229cm" svg:x2="5.364cm" svg:y2="1.076cm"><text:p/></draw:line></text:p>
      <text:p text:style-name="Standard"><draw:ellipse text:anchor-type="paragraph" draw:z-index="51" draw:style-name="gr5" draw:text-style-name="P2" svg:width="3.943cm" svg:height="1.641cm" svg:x="5.179cm" svg:y="0.007cm"><text:p text:style-name="P2">Rejeitar Ordem</text:p></draw:ellipse><text:tab/>Coordenad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ulo Chaves</meta:initial-creator>
    <meta:creation-date>2011-11-27T23:50:19</meta:creation-date>
    <dc:date>2011-12-01T01:17:09</dc:date>
    <dc:creator>Saulo Chaves</dc:creator>
    <meta:editing-duration>PT1H3M42S</meta:editing-duration>
    <meta:editing-cycles>2</meta:editing-cycles>
    <meta:generator>BrOffice/3.3$Linux LibreOffice_project/330m19$Build-401</meta:generator>
    <meta:document-statistic meta:table-count="0" meta:image-count="0" meta:object-count="0" meta:page-count="2" meta:paragraph-count="16" meta:word-count="99" meta:character-count="601"/>
  </office:meta>
</office:document-meta>
</file>